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>
      <style:paragraph-properties fo:margin-top="0cm" fo:margin-bottom="0.499cm" style:contextual-spacing="false"/>
    </style:style>
    <style:style style:name="P2" style:family="paragraph" style:parent-style-name="Preformatted_20_Text" style:list-style-name="L4"/>
    <style:style style:name="P3" style:family="paragraph" style:parent-style-name="Preformatted_20_Text" style:list-style-name="L4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ject Summary</text:h>
      <text:p text:style-name="Text_20_body"><text:span text:style-name="Strong_20_Emphasis">Objective:</text:span><text:line-break/>Develop a C++ application with a focus on handling configurations, environment variables, and logging. The project uses custom classes for managing configurations (<text:span text:style-name="Source_20_Text">ConfigManager</text:span>), environment variables (<text:span text:style-name="Source_20_Text">EnvVar</text:span>), and logging (<text:span text:style-name="Source_20_Text">Logger</text:span>).</text:p>
      <text:p text:style-name="Text_20_body"><text:span text:style-name="Strong_20_Emphasis">Key Components:</text:span></text:p>
      <text:list xml:id="list3889128578" text:style-name="L1">
        <text:list-item>
          <text:p text:style-name="P4"><text:span text:style-name="Strong_20_Emphasis">ConfigManager Class</text:span></text:p>
          <text:list>
            <text:list-item>
              <text:p text:style-name="P5">Manages JSON-based configuration files.</text:p>
            </text:list-item>
            <text:list-item>
              <text:p text:style-name="P5">Capable of reading and parsing nested JSON structures.</text:p>
            </text:list-item>
            <text:list-item>
              <text:p text:style-name="P5">Logs errors and warnings related to file handling.</text:p>
            </text:list-item>
          </text:list>
        </text:list-item>
        <text:list-item>
          <text:p text:style-name="P4"><text:span text:style-name="Strong_20_Emphasis">EnvVar Class</text:span></text:p>
          <text:list>
            <text:list-item>
              <text:p text:style-name="P5">Handles environment variables.</text:p>
            </text:list-item>
            <text:list-item>
              <text:p text:style-name="P5">Provides functionality to get and set environment variables.</text:p>
            </text:list-item>
            <text:list-item>
              <text:p text:style-name="P5">Initially utilized <text:span text:style-name="Source_20_Text">Logger</text:span>, but was later isolated to prevent recursive calls.</text:p>
            </text:list-item>
          </text:list>
        </text:list-item>
        <text:list-item>
          <text:p text:style-name="P4"><text:span text:style-name="Strong_20_Emphasis">Logger Class</text:span></text:p>
          <text:list>
            <text:list-item>
              <text:p text:style-name="P5">Implements logging functionality.</text:p>
            </text:list-item>
            <text:list-item>
              <text:p text:style-name="P5">Supports different severity levels (Info, Warning, Error).</text:p>
            </text:list-item>
            <text:list-item>
              <text:p text:style-name="P5">Log file location can be set via <text:span text:style-name="Source_20_Text">LOGPATH</text:span> environment variable.</text:p>
            </text:list-item>
            <text:list-item>
              <text:p text:style-name="P4">Directly retrieves <text:span text:style-name="Source_20_Text">LOGPATH</text:span> using <text:span text:style-name="Source_20_Text">std::getenv</text:span> to avoid dependencies.</text:p>
            </text:list-item>
          </text:list>
        </text:list-item>
      </text:list>
      <text:p text:style-name="Text_20_body"><text:span text:style-name="Strong_20_Emphasis">Development Process and Debugging:</text:span></text:p>
      <text:list xml:id="list97378798" text:style-name="L2">
        <text:list-item>
          <text:p text:style-name="P7">Faced issues with application freezing, resolved by isolating <text:span text:style-name="Source_20_Text">Logger</text:span> usage from <text:span text:style-name="Source_20_Text">EnvVar</text:span> and directly using <text:span text:style-name="Source_20_Text">std::getenv</text:span> in <text:span text:style-name="Source_20_Text">Logger</text:span>.</text:p>
        </text:list-item>
        <text:list-item>
          <text:p text:style-name="P7">Utilized systematic debugging to resolve issues related to the <text:span text:style-name="Source_20_Text">ConfigManager</text:span> not logging as expected.</text:p>
        </text:list-item>
        <text:list-item>
          <text:p text:style-name="P6">Ensured thread safety in classes where applicable.</text:p>
        </text:list-item>
      </text:list>
      <text:p text:style-name="Text_20_body"><text:span text:style-name="Strong_20_Emphasis">Configuration File:</text:span></text:p>
      <text:list xml:id="list2612180145" text:style-name="L3">
        <text:list-item>
          <text:p text:style-name="P9">JSON format, capable of storing nested structures.</text:p>
        </text:list-item>
        <text:list-item>
          <text:p text:style-name="P8">Example structure used for testing:</text:p>
          <text:p text:style-name="P1">json</text:p>
        </text:list-item>
      </text:list>
      <text:list xml:id="list2758093186" text:style-name="L4">
        <text:list-item>
          <text:p text:style-name="P2"><text:span text:style-name="Source_20_Text">{</text:span></text:p>
          <text:p text:style-name="P2"><text:span text:style-name="Source_20_Text"><text:s text:c="4"/>"foo": {</text:span></text:p>
          <text:p text:style-name="P2"><text:span text:style-name="Source_20_Text"><text:s text:c="8"/>"bar": {</text:span></text:p>
          <text:p text:style-name="P2"><text:span text:style-name="Source_20_Text"><text:s text:c="12"/>"doo": {</text:span></text:p>
          <text:p text:style-name="P2"><text:span text:style-name="Source_20_Text"><text:s text:c="16"/>"tar": "gar"</text:span></text:p>
          <text:p text:style-name="P2"><text:span text:style-name="Source_20_Text"><text:s text:c="12"/>}</text:span></text:p>
          <text:p text:style-name="P2"><text:span text:style-name="Source_20_Text"><text:s text:c="8"/>}</text:span></text:p>
          <text:p text:style-name="P2"><text:span text:style-name="Source_20_Text"><text:s text:c="4"/>}</text:span></text:p>
          <text:p text:style-name="P3"><text:span text:style-name="Source_20_Text">}</text:span></text:p>
        </text:list-item>
      </text:list>
      <text:p text:style-name="Text_20_body"><text:span text:style-name="Strong_20_Emphasis">Testing:</text:span></text:p>
      <text:list xml:id="list2012178910" text:style-name="L5">
        <text:list-item>
          <text:p text:style-name="P11"><text:soft-page-break/>Rigorous testing was conducted to ensure functionality, especially after encountering and resolving issues.</text:p>
        </text:list-item>
        <text:list-item>
          <text:p text:style-name="P10">Final tests confirmed the successful integration of all components and the correct handling of the configuration file.</text:p>
        </text:list-item>
      </text:list>
      <text:p text:style-name="Horizontal_20_Line"/>
      <text:h text:style-name="Heading_20_3" text:outline-level="3">Future Considerations</text:h>
      <text:list xml:id="list1717707778" text:style-name="L6">
        <text:list-item>
          <text:p text:style-name="P13"><text:span text:style-name="Strong_20_Emphasis">Expand Functionality</text:span>: Consider adding new features or enhancing existing ones, such as implementing more complex configuration handling or extending the logging capabilities.</text:p>
        </text:list-item>
        <text:list-item>
          <text:p text:style-name="P13"><text:span text:style-name="Strong_20_Emphasis">Refactor and Optimize</text:span>: Continuously refactor the code for better efficiency and readability.</text:p>
        </text:list-item>
        <text:list-item>
          <text:p text:style-name="P13"><text:span text:style-name="Strong_20_Emphasis">Documentation</text:span>: Keep the project documentation up-to-date with all changes and functionalities.</text:p>
        </text:list-item>
        <text:list-item>
          <text:p text:style-name="P12"><text:span text:style-name="Strong_20_Emphasis">Version Control</text:span>: Regularly commit changes to version control with detailed messages.</text:p>
        </text:list-item>
      </text:list>
      <text:p text:style-name="Horizontal_20_Line"/>
      <text:h text:style-name="Heading_20_3" text:outline-level="3">Conclusion</text:h>
      <text:p text:style-name="Text_20_body">The project successfully integrates key aspects of configuration management, environment variable handling, and logging, demonstrating robust C++ development practices and effective problem-solving skills.</text:p>
      <text:p text:style-name="Text_20_body"><text:span text:style-name="Strong_20_Emphasis">Note for Printing</text:span>:<text:line-break/>This summary is formatted for easy printing. You can copy and paste the text into a document editor of your choice and print it as needed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2:16:45.012830487</meta:creation-date>
    <dc:date>2023-11-14T02:17:42.197762083</dc:date>
    <meta:editing-duration>PT57S</meta:editing-duration>
    <meta:editing-cycles>1</meta:editing-cycles>
    <meta:document-statistic meta:table-count="0" meta:image-count="0" meta:object-count="0" meta:page-count="2" meta:paragraph-count="44" meta:word-count="357" meta:character-count="2480" meta:non-whitespace-character-count="2137"/>
    <meta:generator>LibreOffice/7.3.7.2$Linux_X86_64 LibreOffice_project/30$Build-2</meta:generator>
  </office:meta>
</office:document-meta>
</file>